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Zwiększa zdolności wysiłkowe organizmu</text:p>
      <text:p text:style-name="Standard">- Przyspiesza regenerację organizmu </text:p>
      <text:p text:style-name="Standard">- Odnawia glikogen </text:p>
      <text:p text:style-name="Standard"/>
      <text:p text:style-name="Standard">VIP CARB stanowi idealne źródło energii polecane sportowcom obciążonym bardzo dużym wysiłkiem fizycznym: szczególnie w sportach wytrzymałościowo-siłowych, siłowych i wytrzymałościowych. Uniwersalizm stosowania – z myślą o potrzebach najbardziej wymagających: przed po i w trakcie wyczerpującego treningu. Zapewnia systematyczne i długotrwałe dostarczanie energii podczas intensywnego wysiłku fizycznego - glukoza wchłania się bardzo szybko i dostarcza energii natychmiast po spożyciu preparatu, zaś maltodekstryny dostarczają energię stopniowo w dalszej fazie wysiłku. <text:line-break/><text:line-break/>Preparat uzupełnia także zapas elektrolitów, które tracone są wraz z potem. Elektrolity odpowiedzialną są m.in. za utrzymanie właściwego bilansu wodnego (nawodnienia) organizmu, przewodnictwo nerwowo-mięśniowe czy kurczliwość komórek mięśniowych. W ten sposób włókna mięśniowe zaopatrywane są błyskawicznie we wszystkie składniki niezbędne do generowania szybkich i intensywnych skurczów. Dzięki temu zwiększa się ich siła, moc i wytrzymałość, niezbędne do utrzymania wysiłku na najwyższym poziomie intensywności.<text:line-break/><text:line-break/>Dla kogo przeznaczony jest VIP CARB?<text:line-break/>Polecany jest wszystkim osobom uprawiającym sport (amatorsko jak i wyczynowo) i z powodzeniem może być wykorzystany w większości dyscyplin sportowych. VIP CARB szczególnie polecany osobom poddawanym intensywnym wysiłkom fizycznym, podczas których zgromadzone w organizmie zapasy glikogenu mogą okazać się niewystarczające. <text:line-break/>Zalecany jest dla wszystkich sportowców i osób dyscyplin indywidualnych i zespołowych wykonujących wysiłek o charakterze:</text:p>
      <text:p text:style-name="Standard">- wytrzymałościowym (bieganie, kolarstwo itp.)</text:p>
      <text:p text:style-name="Standard"/>
      <text:p text:style-name="Standard">siłowym i siłowo-szybkościowym (kulturystyka, podnoszenie ciężarów, sprint itp.)</text:p>
      <text:p text:style-name="Standard"/>
      <text:p text:style-name="Standard">mieszanym (piłka nożna, koszykówka, piłka itp.)<text:line-break/><text:line-break/>Jest on również dedykowany dla sportowców pragnących w jak najkrótszym czasie osiągnąć maksimum nadkompensacji składników energetycznych po wyczerpującej sesji treningowej, aby jak najszybciej być gotowym do kolejnego wysiłku. <text:line-break/><text:line-break/>Spożycie podczas treningu VIP CARB zawierającego kluczowe elektrolity zapewnia nie tylko optymalne nawodnienie, ale i pozwala ćwiczyć dłużej i ciężej podczas każdej sesji treningowej.<text:line-break/><text:line-break/>Każdy, kto potrzebuje szybkiego i maksymalnie skutecznego uzupełniania energii do wysiłku powinien zainwestować w VIP CARB. Czy jesteś gotów, aby wkroczyć w strefę VIP?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mil ddd</meta:initial-creator>
    <meta:creation-date>2015-11-27T11:49:50.17</meta:creation-date>
    <meta:document-statistic meta:table-count="0" meta:image-count="0" meta:object-count="0" meta:page-count="1" meta:paragraph-count="7" meta:word-count="299" meta:character-count="2421"/>
    <dc:date>2015-11-27T12:43:32.83</dc:date>
    <dc:creator>Kamil ddd</dc:creator>
    <meta:editing-duration>PT3M8S</meta:editing-duration>
    <meta:editing-cycles>1</meta:editing-cycles>
    <meta:generator>OpenOffice/4.1.1$Win32 OpenOffice.org_project/411m6$Build-9775</meta:generator>
  </office:meta>
</office:document-meta>
</file>